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2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7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3];&quot;][&quot;;[.B$2];&quot;] = &quot;;[.B3];&quot;;&quot;)" office:value-type="string" office:string-value="this.temp[0][0] = 0;" calcext:value-type="string">
            <text:p>this.temp[0][0] = 0;</text:p>
          </table:table-cell>
          <table:table-cell table:formula="of:=CONCATENATE(&quot;this.temp[&quot;;[.$A3];&quot;][&quot;;[.C$2];&quot;] = &quot;;[.C3];&quot;;&quot;)" office:value-type="string" office:string-value="this.temp[0][1] = 0;" calcext:value-type="string">
            <text:p>this.temp[0][1] = 0;</text:p>
          </table:table-cell>
          <table:table-cell table:formula="of:=CONCATENATE(&quot;this.temp[&quot;;[.$A3];&quot;][&quot;;[.D$2];&quot;] = &quot;;[.D3];&quot;;&quot;)" office:value-type="string" office:string-value="this.temp[0][2] = 0;" calcext:value-type="string">
            <text:p>this.temp[0][2] = 0;</text:p>
          </table:table-cell>
          <table:table-cell table:formula="of:=CONCATENATE(&quot;this.temp[&quot;;[.$A3];&quot;][&quot;;[.E$2];&quot;] = &quot;;[.E3];&quot;;&quot;)" office:value-type="string" office:string-value="this.temp[0][3] = 0;" calcext:value-type="string">
            <text:p>this.temp[0][3] = 0;</text:p>
          </table:table-cell>
          <table:table-cell table:formula="of:=CONCATENATE(&quot;this.temp[&quot;;[.$A3];&quot;][&quot;;[.F$2];&quot;] = &quot;;[.F3];&quot;;&quot;)" office:value-type="string" office:string-value="this.temp[0][4] = 0;" calcext:value-type="string">
            <text:p>this.temp[0][4] = 0;</text:p>
          </table:table-cell>
          <table:table-cell table:formula="of:=CONCATENATE(&quot;this.temp[&quot;;[.$A3];&quot;][&quot;;[.G$2];&quot;] = &quot;;[.G3];&quot;;&quot;)" office:value-type="string" office:string-value="this.temp[0][5] = 0;" calcext:value-type="string">
            <text:p>this.temp[0][5] = 0;</text:p>
          </table:table-cell>
          <table:table-cell table:formula="of:=CONCATENATE(&quot;this.temp[&quot;;[.$A3];&quot;][&quot;;[.H$2];&quot;] = &quot;;[.H3];&quot;;&quot;)" office:value-type="string" office:string-value="this.temp[0][6] = 0;" calcext:value-type="string">
            <text:p>this.temp[0][6] = 0;</text:p>
          </table:table-cell>
          <table:table-cell table:formula="of:=CONCATENATE(&quot;this.temp[&quot;;[.$A3];&quot;][&quot;;[.I$2];&quot;] = &quot;;[.I3];&quot;;&quot;)" office:value-type="string" office:string-value="this.temp[0][7] = 0;" calcext:value-type="string">
            <text:p>this.temp[0][7] = 0;</text:p>
          </table:table-cell>
          <table:table-cell table:formula="of:=CONCATENATE(&quot;this.temp[&quot;;[.$A3];&quot;][&quot;;[.J$2];&quot;] = &quot;;[.J3];&quot;;&quot;)" office:value-type="string" office:string-value="this.temp[0][8] = 0;" calcext:value-type="string">
            <text:p>this.temp[0][8] = 0;</text:p>
          </table:table-cell>
          <table:table-cell table:formula="of:=CONCATENATE(&quot;this.temp[&quot;;[.$A3];&quot;][&quot;;[.K$2];&quot;] = &quot;;[.K3];&quot;;&quot;)" office:value-type="string" office:string-value="this.temp[0][9] = 0;" calcext:value-type="string">
            <text:p>this.temp[0][9] = 0;</text:p>
          </table:table-cell>
          <table:table-cell table:formula="of:=CONCATENATE(&quot;this.temp[&quot;;[.$A3];&quot;][&quot;;[.L$2];&quot;] = &quot;;[.L3];&quot;;&quot;)" office:value-type="string" office:string-value="this.temp[0][10] = 0;" calcext:value-type="string">
            <text:p>this.temp[0][10] = 0;</text:p>
          </table:table-cell>
          <table:table-cell table:style-name="ce1"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4];&quot;][&quot;;[.B$2];&quot;] = &quot;;[.B4];&quot;;&quot;)" office:value-type="string" office:string-value="this.temp[1][0] = 0;" calcext:value-type="string">
            <text:p>this.temp[1][0] = 0;</text:p>
          </table:table-cell>
          <table:table-cell table:formula="of:=CONCATENATE(&quot;this.temp[&quot;;[.$A4];&quot;][&quot;;[.C$2];&quot;] = &quot;;[.C4];&quot;;&quot;)" office:value-type="string" office:string-value="this.temp[1][1] = 93;" calcext:value-type="string">
            <text:p>this.temp[1][1] = 93;</text:p>
          </table:table-cell>
          <table:table-cell table:formula="of:=CONCATENATE(&quot;this.temp[&quot;;[.$A4];&quot;][&quot;;[.D$2];&quot;] = &quot;;[.D4];&quot;;&quot;)" office:value-type="string" office:string-value="this.temp[1][2] = 0;" calcext:value-type="string">
            <text:p>this.temp[1][2] = 0;</text:p>
          </table:table-cell>
          <table:table-cell table:formula="of:=CONCATENATE(&quot;this.temp[&quot;;[.$A4];&quot;][&quot;;[.E$2];&quot;] = &quot;;[.E4];&quot;;&quot;)" office:value-type="string" office:string-value="this.temp[1][3] = 93;" calcext:value-type="string">
            <text:p>this.temp[1][3] = 93;</text:p>
          </table:table-cell>
          <table:table-cell table:formula="of:=CONCATENATE(&quot;this.temp[&quot;;[.$A4];&quot;][&quot;;[.F$2];&quot;] = &quot;;[.F4];&quot;;&quot;)" office:value-type="string" office:string-value="this.temp[1][4] = 94;" calcext:value-type="string">
            <text:p>this.temp[1][4] = 94;</text:p>
          </table:table-cell>
          <table:table-cell table:formula="of:=CONCATENATE(&quot;this.temp[&quot;;[.$A4];&quot;][&quot;;[.G$2];&quot;] = &quot;;[.G4];&quot;;&quot;)" office:value-type="string" office:string-value="this.temp[1][5] = 93;" calcext:value-type="string">
            <text:p>this.temp[1][5] = 93;</text:p>
          </table:table-cell>
          <table:table-cell table:formula="of:=CONCATENATE(&quot;this.temp[&quot;;[.$A4];&quot;][&quot;;[.H$2];&quot;] = &quot;;[.H4];&quot;;&quot;)" office:value-type="string" office:string-value="this.temp[1][6] = 92;" calcext:value-type="string">
            <text:p>this.temp[1][6] = 92;</text:p>
          </table:table-cell>
          <table:table-cell table:formula="of:=CONCATENATE(&quot;this.temp[&quot;;[.$A4];&quot;][&quot;;[.I$2];&quot;] = &quot;;[.I4];&quot;;&quot;)" office:value-type="string" office:string-value="this.temp[1][7] = 91;" calcext:value-type="string">
            <text:p>this.temp[1][7] = 91;</text:p>
          </table:table-cell>
          <table:table-cell table:formula="of:=CONCATENATE(&quot;this.temp[&quot;;[.$A4];&quot;][&quot;;[.J$2];&quot;] = &quot;;[.J4];&quot;;&quot;)" office:value-type="string" office:string-value="this.temp[1][8] = 90;" calcext:value-type="string">
            <text:p>this.temp[1][8] = 90;</text:p>
          </table:table-cell>
          <table:table-cell table:formula="of:=CONCATENATE(&quot;this.temp[&quot;;[.$A4];&quot;][&quot;;[.K$2];&quot;] = &quot;;[.K4];&quot;;&quot;)" office:value-type="string" office:string-value="this.temp[1][9] = 89;" calcext:value-type="string">
            <text:p>this.temp[1][9] = 89;</text:p>
          </table:table-cell>
          <table:table-cell table:formula="of:=CONCATENATE(&quot;this.temp[&quot;;[.$A4];&quot;][&quot;;[.L$2];&quot;] = &quot;;[.L4];&quot;;&quot;)" office:value-type="string" office:string-value="this.temp[1][10] = 0;" calcext:value-type="string">
            <text:p>this.temp[1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5];&quot;][&quot;;[.B$2];&quot;] = &quot;;[.B5];&quot;;&quot;)" office:value-type="string" office:string-value="this.temp[2][0] = 0;" calcext:value-type="string">
            <text:p>this.temp[2][0] = 0;</text:p>
          </table:table-cell>
          <table:table-cell table:formula="of:=CONCATENATE(&quot;this.temp[&quot;;[.$A5];&quot;][&quot;;[.C$2];&quot;] = &quot;;[.C5];&quot;;&quot;)" office:value-type="string" office:string-value="this.temp[2][1] = 94;" calcext:value-type="string">
            <text:p>this.temp[2][1] = 94;</text:p>
          </table:table-cell>
          <table:table-cell table:formula="of:=CONCATENATE(&quot;this.temp[&quot;;[.$A5];&quot;][&quot;;[.D$2];&quot;] = &quot;;[.D5];&quot;;&quot;)" office:value-type="string" office:string-value="this.temp[2][2] = 0;" calcext:value-type="string">
            <text:p>this.temp[2][2] = 0;</text:p>
          </table:table-cell>
          <table:table-cell table:formula="of:=CONCATENATE(&quot;this.temp[&quot;;[.$A5];&quot;][&quot;;[.E$2];&quot;] = &quot;;[.E5];&quot;;&quot;)" office:value-type="string" office:string-value="this.temp[2][3] = 0;" calcext:value-type="string">
            <text:p>this.temp[2][3] = 0;</text:p>
          </table:table-cell>
          <table:table-cell table:formula="of:=CONCATENATE(&quot;this.temp[&quot;;[.$A5];&quot;][&quot;;[.F$2];&quot;] = &quot;;[.F5];&quot;;&quot;)" office:value-type="string" office:string-value="this.temp[2][4] = 95;" calcext:value-type="string">
            <text:p>this.temp[2][4] = 95;</text:p>
          </table:table-cell>
          <table:table-cell table:formula="of:=CONCATENATE(&quot;this.temp[&quot;;[.$A5];&quot;][&quot;;[.G$2];&quot;] = &quot;;[.G5];&quot;;&quot;)" office:value-type="string" office:string-value="this.temp[2][5] = 0;" calcext:value-type="string">
            <text:p>this.temp[2][5] = 0;</text:p>
          </table:table-cell>
          <table:table-cell table:formula="of:=CONCATENATE(&quot;this.temp[&quot;;[.$A5];&quot;][&quot;;[.H$2];&quot;] = &quot;;[.H5];&quot;;&quot;)" office:value-type="string" office:string-value="this.temp[2][6] = 0;" calcext:value-type="string">
            <text:p>this.temp[2][6] = 0;</text:p>
          </table:table-cell>
          <table:table-cell table:formula="of:=CONCATENATE(&quot;this.temp[&quot;;[.$A5];&quot;][&quot;;[.I$2];&quot;] = &quot;;[.I5];&quot;;&quot;)" office:value-type="string" office:string-value="this.temp[2][7] = 92;" calcext:value-type="string">
            <text:p>this.temp[2][7] = 92;</text:p>
          </table:table-cell>
          <table:table-cell table:formula="of:=CONCATENATE(&quot;this.temp[&quot;;[.$A5];&quot;][&quot;;[.J$2];&quot;] = &quot;;[.J5];&quot;;&quot;)" office:value-type="string" office:string-value="this.temp[2][8] = 91;" calcext:value-type="string">
            <text:p>this.temp[2][8] = 91;</text:p>
          </table:table-cell>
          <table:table-cell table:formula="of:=CONCATENATE(&quot;this.temp[&quot;;[.$A5];&quot;][&quot;;[.K$2];&quot;] = &quot;;[.K5];&quot;;&quot;)" office:value-type="string" office:string-value="this.temp[2][9] = 90;" calcext:value-type="string">
            <text:p>this.temp[2][9] = 90;</text:p>
          </table:table-cell>
          <table:table-cell table:formula="of:=CONCATENATE(&quot;this.temp[&quot;;[.$A5];&quot;][&quot;;[.L$2];&quot;] = &quot;;[.L5];&quot;;&quot;)" office:value-type="string" office:string-value="this.temp[2][10] = 0;" calcext:value-type="string">
            <text:p>this.temp[2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6];&quot;][&quot;;[.B$2];&quot;] = &quot;;[.B6];&quot;;&quot;)" office:value-type="string" office:string-value="this.temp[3][0] = 0;" calcext:value-type="string">
            <text:p>this.temp[3][0] = 0;</text:p>
          </table:table-cell>
          <table:table-cell table:formula="of:=CONCATENATE(&quot;this.temp[&quot;;[.$A6];&quot;][&quot;;[.C$2];&quot;] = &quot;;[.C6];&quot;;&quot;)" office:value-type="string" office:string-value="this.temp[3][1] = 95;" calcext:value-type="string">
            <text:p>this.temp[3][1] = 95;</text:p>
          </table:table-cell>
          <table:table-cell table:formula="of:=CONCATENATE(&quot;this.temp[&quot;;[.$A6];&quot;][&quot;;[.D$2];&quot;] = &quot;;[.D6];&quot;;&quot;)" office:value-type="string" office:string-value="this.temp[3][2] = 96;" calcext:value-type="string">
            <text:p>this.temp[3][2] = 96;</text:p>
          </table:table-cell>
          <table:table-cell table:formula="of:=CONCATENATE(&quot;this.temp[&quot;;[.$A6];&quot;][&quot;;[.E$2];&quot;] = &quot;;[.E6];&quot;;&quot;)" office:value-type="string" office:string-value="this.temp[3][3] = 97;" calcext:value-type="string">
            <text:p>this.temp[3][3] = 97;</text:p>
          </table:table-cell>
          <table:table-cell table:formula="of:=CONCATENATE(&quot;this.temp[&quot;;[.$A6];&quot;][&quot;;[.F$2];&quot;] = &quot;;[.F6];&quot;;&quot;)" office:value-type="string" office:string-value="this.temp[3][4] = 96;" calcext:value-type="string">
            <text:p>this.temp[3][4] = 96;</text:p>
          </table:table-cell>
          <table:table-cell table:formula="of:=CONCATENATE(&quot;this.temp[&quot;;[.$A6];&quot;][&quot;;[.G$2];&quot;] = &quot;;[.G6];&quot;;&quot;)" office:value-type="string" office:string-value="this.temp[3][5] = 0;" calcext:value-type="string">
            <text:p>this.temp[3][5] = 0;</text:p>
          </table:table-cell>
          <table:table-cell table:formula="of:=CONCATENATE(&quot;this.temp[&quot;;[.$A6];&quot;][&quot;;[.H$2];&quot;] = &quot;;[.H6];&quot;;&quot;)" office:value-type="string" office:string-value="this.temp[3][6] = 94;" calcext:value-type="string">
            <text:p>this.temp[3][6] = 94;</text:p>
          </table:table-cell>
          <table:table-cell table:formula="of:=CONCATENATE(&quot;this.temp[&quot;;[.$A6];&quot;][&quot;;[.I$2];&quot;] = &quot;;[.I6];&quot;;&quot;)" office:value-type="string" office:string-value="this.temp[3][7] = 93;" calcext:value-type="string">
            <text:p>this.temp[3][7] = 93;</text:p>
          </table:table-cell>
          <table:table-cell table:formula="of:=CONCATENATE(&quot;this.temp[&quot;;[.$A6];&quot;][&quot;;[.J$2];&quot;] = &quot;;[.J6];&quot;;&quot;)" office:value-type="string" office:string-value="this.temp[3][8] = 0;" calcext:value-type="string">
            <text:p>this.temp[3][8] = 0;</text:p>
          </table:table-cell>
          <table:table-cell table:formula="of:=CONCATENATE(&quot;this.temp[&quot;;[.$A6];&quot;][&quot;;[.K$2];&quot;] = &quot;;[.K6];&quot;;&quot;)" office:value-type="string" office:string-value="this.temp[3][9] = 91;" calcext:value-type="string">
            <text:p>this.temp[3][9] = 91;</text:p>
          </table:table-cell>
          <table:table-cell table:formula="of:=CONCATENATE(&quot;this.temp[&quot;;[.$A6];&quot;][&quot;;[.L$2];&quot;] = &quot;;[.L6];&quot;;&quot;)" office:value-type="string" office:string-value="this.temp[3][10] = 0;" calcext:value-type="string">
            <text:p>this.temp[3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7];&quot;][&quot;;[.B$2];&quot;] = &quot;;[.B7];&quot;;&quot;)" office:value-type="string" office:string-value="this.temp[4][0] = 0;" calcext:value-type="string">
            <text:p>this.temp[4][0] = 0;</text:p>
          </table:table-cell>
          <table:table-cell table:formula="of:=CONCATENATE(&quot;this.temp[&quot;;[.$A7];&quot;][&quot;;[.C$2];&quot;] = &quot;;[.C7];&quot;;&quot;)" office:value-type="string" office:string-value="this.temp[4][1] = 94;" calcext:value-type="string">
            <text:p>this.temp[4][1] = 94;</text:p>
          </table:table-cell>
          <table:table-cell table:formula="of:=CONCATENATE(&quot;this.temp[&quot;;[.$A7];&quot;][&quot;;[.D$2];&quot;] = &quot;;[.D7];&quot;;&quot;)" office:value-type="string" office:string-value="this.temp[4][2] = 0;" calcext:value-type="string">
            <text:p>this.temp[4][2] = 0;</text:p>
          </table:table-cell>
          <table:table-cell table:formula="of:=CONCATENATE(&quot;this.temp[&quot;;[.$A7];&quot;][&quot;;[.E$2];&quot;] = &quot;;[.E7];&quot;;&quot;)" office:value-type="string" office:string-value="this.temp[4][3] = 98;" calcext:value-type="string">
            <text:p>this.temp[4][3] = 98;</text:p>
          </table:table-cell>
          <table:table-cell table:formula="of:=CONCATENATE(&quot;this.temp[&quot;;[.$A7];&quot;][&quot;;[.F$2];&quot;] = &quot;;[.F7];&quot;;&quot;)" office:value-type="string" office:string-value="this.temp[4][4] = 0;" calcext:value-type="string">
            <text:p>this.temp[4][4] = 0;</text:p>
          </table:table-cell>
          <table:table-cell table:formula="of:=CONCATENATE(&quot;this.temp[&quot;;[.$A7];&quot;][&quot;;[.G$2];&quot;] = &quot;;[.G7];&quot;;&quot;)" office:value-type="string" office:string-value="this.temp[4][5] = 0;" calcext:value-type="string">
            <text:p>this.temp[4][5] = 0;</text:p>
          </table:table-cell>
          <table:table-cell table:formula="of:=CONCATENATE(&quot;this.temp[&quot;;[.$A7];&quot;][&quot;;[.H$2];&quot;] = &quot;;[.H7];&quot;;&quot;)" office:value-type="string" office:string-value="this.temp[4][6] = 95;" calcext:value-type="string">
            <text:p>this.temp[4][6] = 95;</text:p>
          </table:table-cell>
          <table:table-cell table:formula="of:=CONCATENATE(&quot;this.temp[&quot;;[.$A7];&quot;][&quot;;[.I$2];&quot;] = &quot;;[.I7];&quot;;&quot;)" office:value-type="string" office:string-value="this.temp[4][7] = 0;" calcext:value-type="string">
            <text:p>this.temp[4][7] = 0;</text:p>
          </table:table-cell>
          <table:table-cell table:formula="of:=CONCATENATE(&quot;this.temp[&quot;;[.$A7];&quot;][&quot;;[.J$2];&quot;] = &quot;;[.J7];&quot;;&quot;)" office:value-type="string" office:string-value="this.temp[4][8] = 0;" calcext:value-type="string">
            <text:p>this.temp[4][8] = 0;</text:p>
          </table:table-cell>
          <table:table-cell table:formula="of:=CONCATENATE(&quot;this.temp[&quot;;[.$A7];&quot;][&quot;;[.K$2];&quot;] = &quot;;[.K7];&quot;;&quot;)" office:value-type="string" office:string-value="this.temp[4][9] = 92;" calcext:value-type="string">
            <text:p>this.temp[4][9] = 92;</text:p>
          </table:table-cell>
          <table:table-cell table:formula="of:=CONCATENATE(&quot;this.temp[&quot;;[.$A7];&quot;][&quot;;[.L$2];&quot;] = &quot;;[.L7];&quot;;&quot;)" office:value-type="string" office:string-value="this.temp[4][10] = 0;" calcext:value-type="string">
            <text:p>this.temp[4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8];&quot;][&quot;;[.B$2];&quot;] = &quot;;[.B8];&quot;;&quot;)" office:value-type="string" office:string-value="this.temp[5][0] = 0;" calcext:value-type="string">
            <text:p>this.temp[5][0] = 0;</text:p>
          </table:table-cell>
          <table:table-cell table:formula="of:=CONCATENATE(&quot;this.temp[&quot;;[.$A8];&quot;][&quot;;[.C$2];&quot;] = &quot;;[.C8];&quot;;&quot;)" office:value-type="string" office:string-value="this.temp[5][1] = 93;" calcext:value-type="string">
            <text:p>this.temp[5][1] = 93;</text:p>
          </table:table-cell>
          <table:table-cell table:formula="of:=CONCATENATE(&quot;this.temp[&quot;;[.$A8];&quot;][&quot;;[.D$2];&quot;] = &quot;;[.D8];&quot;;&quot;)" office:value-type="string" office:string-value="this.temp[5][2] = 0;" calcext:value-type="string">
            <text:p>this.temp[5][2] = 0;</text:p>
          </table:table-cell>
          <table:table-cell table:formula="of:=CONCATENATE(&quot;this.temp[&quot;;[.$A8];&quot;][&quot;;[.E$2];&quot;] = &quot;;[.E8];&quot;;&quot;)" office:value-type="string" office:string-value="this.temp[5][3] = 99;" calcext:value-type="string">
            <text:p>this.temp[5][3] = 99;</text:p>
          </table:table-cell>
          <table:table-cell table:formula="of:=CONCATENATE(&quot;this.temp[&quot;;[.$A8];&quot;][&quot;;[.F$2];&quot;] = &quot;;[.F8];&quot;;&quot;)" office:value-type="string" office:string-value="this.temp[5][4] = 98;" calcext:value-type="string">
            <text:p>this.temp[5][4] = 98;</text:p>
          </table:table-cell>
          <table:table-cell table:formula="of:=CONCATENATE(&quot;this.temp[&quot;;[.$A8];&quot;][&quot;;[.G$2];&quot;] = &quot;;[.G8];&quot;;&quot;)" office:value-type="string" office:string-value="this.temp[5][5] = 97;" calcext:value-type="string">
            <text:p>this.temp[5][5] = 97;</text:p>
          </table:table-cell>
          <table:table-cell table:formula="of:=CONCATENATE(&quot;this.temp[&quot;;[.$A8];&quot;][&quot;;[.H$2];&quot;] = &quot;;[.H8];&quot;;&quot;)" office:value-type="string" office:string-value="this.temp[5][6] = 96;" calcext:value-type="string">
            <text:p>this.temp[5][6] = 96;</text:p>
          </table:table-cell>
          <table:table-cell table:formula="of:=CONCATENATE(&quot;this.temp[&quot;;[.$A8];&quot;][&quot;;[.I$2];&quot;] = &quot;;[.I8];&quot;;&quot;)" office:value-type="string" office:string-value="this.temp[5][7] = 95;" calcext:value-type="string">
            <text:p>this.temp[5][7] = 95;</text:p>
          </table:table-cell>
          <table:table-cell table:formula="of:=CONCATENATE(&quot;this.temp[&quot;;[.$A8];&quot;][&quot;;[.J$2];&quot;] = &quot;;[.J8];&quot;;&quot;)" office:value-type="string" office:string-value="this.temp[5][8] = 94;" calcext:value-type="string">
            <text:p>this.temp[5][8] = 94;</text:p>
          </table:table-cell>
          <table:table-cell table:formula="of:=CONCATENATE(&quot;this.temp[&quot;;[.$A8];&quot;][&quot;;[.K$2];&quot;] = &quot;;[.K8];&quot;;&quot;)" office:value-type="string" office:string-value="this.temp[5][9] = 93;" calcext:value-type="string">
            <text:p>this.temp[5][9] = 93;</text:p>
          </table:table-cell>
          <table:table-cell table:formula="of:=CONCATENATE(&quot;this.temp[&quot;;[.$A8];&quot;][&quot;;[.L$2];&quot;] = &quot;;[.L8];&quot;;&quot;)" office:value-type="string" office:string-value="this.temp[5][10] = 0;" calcext:value-type="string">
            <text:p>this.temp[5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9];&quot;][&quot;;[.B$2];&quot;] = &quot;;[.B9];&quot;;&quot;)" office:value-type="string" office:string-value="this.temp[6][0] = 0;" calcext:value-type="string">
            <text:p>this.temp[6][0] = 0;</text:p>
          </table:table-cell>
          <table:table-cell table:formula="of:=CONCATENATE(&quot;this.temp[&quot;;[.$A9];&quot;][&quot;;[.C$2];&quot;] = &quot;;[.C9];&quot;;&quot;)" office:value-type="string" office:string-value="this.temp[6][1] = 94;" calcext:value-type="string">
            <text:p>this.temp[6][1] = 94;</text:p>
          </table:table-cell>
          <table:table-cell table:formula="of:=CONCATENATE(&quot;this.temp[&quot;;[.$A9];&quot;][&quot;;[.D$2];&quot;] = &quot;;[.D9];&quot;;&quot;)" office:value-type="string" office:string-value="this.temp[6][2] = 0;" calcext:value-type="string">
            <text:p>this.temp[6][2] = 0;</text:p>
          </table:table-cell>
          <table:table-cell table:formula="of:=CONCATENATE(&quot;this.temp[&quot;;[.$A9];&quot;][&quot;;[.E$2];&quot;] = &quot;;[.E9];&quot;;&quot;)" office:value-type="string" office:string-value="this.temp[6][3] = 98;" calcext:value-type="string">
            <text:p>this.temp[6][3] = 98;</text:p>
          </table:table-cell>
          <table:table-cell table:formula="of:=CONCATENATE(&quot;this.temp[&quot;;[.$A9];&quot;][&quot;;[.F$2];&quot;] = &quot;;[.F9];&quot;;&quot;)" office:value-type="string" office:string-value="this.temp[6][4] = 0;" calcext:value-type="string">
            <text:p>this.temp[6][4] = 0;</text:p>
          </table:table-cell>
          <table:table-cell table:formula="of:=CONCATENATE(&quot;this.temp[&quot;;[.$A9];&quot;][&quot;;[.G$2];&quot;] = &quot;;[.G9];&quot;;&quot;)" office:value-type="string" office:string-value="this.temp[6][5] = 0;" calcext:value-type="string">
            <text:p>this.temp[6][5] = 0;</text:p>
          </table:table-cell>
          <table:table-cell table:formula="of:=CONCATENATE(&quot;this.temp[&quot;;[.$A9];&quot;][&quot;;[.H$2];&quot;] = &quot;;[.H9];&quot;;&quot;)" office:value-type="string" office:string-value="this.temp[6][6] = 95;" calcext:value-type="string">
            <text:p>this.temp[6][6] = 95;</text:p>
          </table:table-cell>
          <table:table-cell table:formula="of:=CONCATENATE(&quot;this.temp[&quot;;[.$A9];&quot;][&quot;;[.I$2];&quot;] = &quot;;[.I9];&quot;;&quot;)" office:value-type="string" office:string-value="this.temp[6][7] = 0;" calcext:value-type="string">
            <text:p>this.temp[6][7] = 0;</text:p>
          </table:table-cell>
          <table:table-cell table:formula="of:=CONCATENATE(&quot;this.temp[&quot;;[.$A9];&quot;][&quot;;[.J$2];&quot;] = &quot;;[.J9];&quot;;&quot;)" office:value-type="string" office:string-value="this.temp[6][8] = 0;" calcext:value-type="string">
            <text:p>this.temp[6][8] = 0;</text:p>
          </table:table-cell>
          <table:table-cell table:formula="of:=CONCATENATE(&quot;this.temp[&quot;;[.$A9];&quot;][&quot;;[.K$2];&quot;] = &quot;;[.K9];&quot;;&quot;)" office:value-type="string" office:string-value="this.temp[6][9] = 92;" calcext:value-type="string">
            <text:p>this.temp[6][9] = 92;</text:p>
          </table:table-cell>
          <table:table-cell table:formula="of:=CONCATENATE(&quot;this.temp[&quot;;[.$A9];&quot;][&quot;;[.L$2];&quot;] = &quot;;[.L9];&quot;;&quot;)" office:value-type="string" office:string-value="this.temp[6][10] = 0;" calcext:value-type="string">
            <text:p>this.temp[6][10] = 0;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10];&quot;][&quot;;[.B$2];&quot;] = &quot;;[.B10];&quot;;&quot;)" office:value-type="string" office:string-value="this.temp[7][0] = 0;" calcext:value-type="string">
            <text:p>this.temp[7][0] = 0;</text:p>
          </table:table-cell>
          <table:table-cell table:formula="of:=CONCATENATE(&quot;this.temp[&quot;;[.$A10];&quot;][&quot;;[.C$2];&quot;] = &quot;;[.C10];&quot;;&quot;)" office:value-type="string" office:string-value="this.temp[7][1] = 95;" calcext:value-type="string">
            <text:p>this.temp[7][1] = 95;</text:p>
          </table:table-cell>
          <table:table-cell table:formula="of:=CONCATENATE(&quot;this.temp[&quot;;[.$A10];&quot;][&quot;;[.D$2];&quot;] = &quot;;[.D10];&quot;;&quot;)" office:value-type="string" office:string-value="this.temp[7][2] = 96;" calcext:value-type="string">
            <text:p>this.temp[7][2] = 96;</text:p>
          </table:table-cell>
          <table:table-cell table:formula="of:=CONCATENATE(&quot;this.temp[&quot;;[.$A10];&quot;][&quot;;[.E$2];&quot;] = &quot;;[.E10];&quot;;&quot;)" office:value-type="string" office:string-value="this.temp[7][3] = 97;" calcext:value-type="string">
            <text:p>this.temp[7][3] = 97;</text:p>
          </table:table-cell>
          <table:table-cell table:formula="of:=CONCATENATE(&quot;this.temp[&quot;;[.$A10];&quot;][&quot;;[.F$2];&quot;] = &quot;;[.F10];&quot;;&quot;)" office:value-type="string" office:string-value="this.temp[7][4] = 96;" calcext:value-type="string">
            <text:p>this.temp[7][4] = 96;</text:p>
          </table:table-cell>
          <table:table-cell table:formula="of:=CONCATENATE(&quot;this.temp[&quot;;[.$A10];&quot;][&quot;;[.G$2];&quot;] = &quot;;[.G10];&quot;;&quot;)" office:value-type="string" office:string-value="this.temp[7][5] = 95;" calcext:value-type="string">
            <text:p>this.temp[7][5] = 95;</text:p>
          </table:table-cell>
          <table:table-cell table:formula="of:=CONCATENATE(&quot;this.temp[&quot;;[.$A10];&quot;][&quot;;[.H$2];&quot;] = &quot;;[.H10];&quot;;&quot;)" office:value-type="string" office:string-value="this.temp[7][6] = 94;" calcext:value-type="string">
            <text:p>this.temp[7][6] = 94;</text:p>
          </table:table-cell>
          <table:table-cell table:formula="of:=CONCATENATE(&quot;this.temp[&quot;;[.$A10];&quot;][&quot;;[.I$2];&quot;] = &quot;;[.I10];&quot;;&quot;)" office:value-type="string" office:string-value="this.temp[7][7] = 93;" calcext:value-type="string">
            <text:p>this.temp[7][7] = 93;</text:p>
          </table:table-cell>
          <table:table-cell table:formula="of:=CONCATENATE(&quot;this.temp[&quot;;[.$A10];&quot;][&quot;;[.J$2];&quot;] = &quot;;[.J10];&quot;;&quot;)" office:value-type="string" office:string-value="this.temp[7][8] = 92;" calcext:value-type="string">
            <text:p>this.temp[7][8] = 92;</text:p>
          </table:table-cell>
          <table:table-cell table:formula="of:=CONCATENATE(&quot;this.temp[&quot;;[.$A10];&quot;][&quot;;[.K$2];&quot;] = &quot;;[.K10];&quot;;&quot;)" office:value-type="string" office:string-value="this.temp[7][9] = 91;" calcext:value-type="string">
            <text:p>this.temp[7][9] = 91;</text:p>
          </table:table-cell>
          <table:table-cell table:formula="of:=CONCATENATE(&quot;this.temp[&quot;;[.$A10];&quot;][&quot;;[.L$2];&quot;] = &quot;;[.L10];&quot;;&quot;)" office:value-type="string" office:string-value="this.temp[7][10] = 0;" calcext:value-type="string">
            <text:p>this.temp[7][10] = 0;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/>
          <table:table-cell table:formula="of:=CONCATENATE(&quot;this.temp[&quot;;[.$A11];&quot;][&quot;;[.B$2];&quot;] = &quot;;[.B11];&quot;;&quot;)" office:value-type="string" office:string-value="this.temp[8][0] = 0;" calcext:value-type="string">
            <text:p>this.temp[8][0] = 0;</text:p>
          </table:table-cell>
          <table:table-cell table:formula="of:=CONCATENATE(&quot;this.temp[&quot;;[.$A11];&quot;][&quot;;[.C$2];&quot;] = &quot;;[.C11];&quot;;&quot;)" office:value-type="string" office:string-value="this.temp[8][1] = 0;" calcext:value-type="string">
            <text:p>this.temp[8][1] = 0;</text:p>
          </table:table-cell>
          <table:table-cell table:formula="of:=CONCATENATE(&quot;this.temp[&quot;;[.$A11];&quot;][&quot;;[.D$2];&quot;] = &quot;;[.D11];&quot;;&quot;)" office:value-type="string" office:string-value="this.temp[8][2] = 0;" calcext:value-type="string">
            <text:p>this.temp[8][2] = 0;</text:p>
          </table:table-cell>
          <table:table-cell table:formula="of:=CONCATENATE(&quot;this.temp[&quot;;[.$A11];&quot;][&quot;;[.E$2];&quot;] = &quot;;[.E11];&quot;;&quot;)" office:value-type="string" office:string-value="this.temp[8][3] = 0;" calcext:value-type="string">
            <text:p>this.temp[8][3] = 0;</text:p>
          </table:table-cell>
          <table:table-cell table:formula="of:=CONCATENATE(&quot;this.temp[&quot;;[.$A11];&quot;][&quot;;[.F$2];&quot;] = &quot;;[.F11];&quot;;&quot;)" office:value-type="string" office:string-value="this.temp[8][4] = 0;" calcext:value-type="string">
            <text:p>this.temp[8][4] = 0;</text:p>
          </table:table-cell>
          <table:table-cell table:formula="of:=CONCATENATE(&quot;this.temp[&quot;;[.$A11];&quot;][&quot;;[.G$2];&quot;] = &quot;;[.G11];&quot;;&quot;)" office:value-type="string" office:string-value="this.temp[8][5] = 0;" calcext:value-type="string">
            <text:p>this.temp[8][5] = 0;</text:p>
          </table:table-cell>
          <table:table-cell table:formula="of:=CONCATENATE(&quot;this.temp[&quot;;[.$A11];&quot;][&quot;;[.H$2];&quot;] = &quot;;[.H11];&quot;;&quot;)" office:value-type="string" office:string-value="this.temp[8][6] = 0;" calcext:value-type="string">
            <text:p>this.temp[8][6] = 0;</text:p>
          </table:table-cell>
          <table:table-cell table:formula="of:=CONCATENATE(&quot;this.temp[&quot;;[.$A11];&quot;][&quot;;[.I$2];&quot;] = &quot;;[.I11];&quot;;&quot;)" office:value-type="string" office:string-value="this.temp[8][7] = 0;" calcext:value-type="string">
            <text:p>this.temp[8][7] = 0;</text:p>
          </table:table-cell>
          <table:table-cell table:formula="of:=CONCATENATE(&quot;this.temp[&quot;;[.$A11];&quot;][&quot;;[.J$2];&quot;] = &quot;;[.J11];&quot;;&quot;)" office:value-type="string" office:string-value="this.temp[8][8] = 0;" calcext:value-type="string">
            <text:p>this.temp[8][8] = 0;</text:p>
          </table:table-cell>
          <table:table-cell table:formula="of:=CONCATENATE(&quot;this.temp[&quot;;[.$A11];&quot;][&quot;;[.K$2];&quot;] = &quot;;[.K11];&quot;;&quot;)" office:value-type="string" office:string-value="this.temp[8][9] = 0;" calcext:value-type="string">
            <text:p>this.temp[8][9] = 0;</text:p>
          </table:table-cell>
          <table:table-cell table:formula="of:=CONCATENATE(&quot;this.temp[&quot;;[.$A11];&quot;][&quot;;[.L$2];&quot;] = &quot;;[.L11];&quot;;&quot;)" office:value-type="string" office:string-value="this.temp[8][10] = 0;" calcext:value-type="string">
            <text:p>this.temp[8][10] = 0;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this.temp[1][1] = 93;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3:17:56.226913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Bochet</meta:initial-creator>
    <meta:creation-date>2016-10-24T10:28:03.847984342</meta:creation-date>
    <dc:date>2016-10-24T17:07:41.781050624</dc:date>
    <dc:creator>Andre Bochet</dc:creator>
    <meta:editing-duration>PT3H41M6S</meta:editing-duration>
    <meta:editing-cycles>3</meta:editing-cycles>
    <meta:generator>LibreOffice/4.4.6.3$Linux_X86_64 LibreOffice_project/40m0$Build-3</meta:generator>
    <meta:document-statistic meta:table-count="1" meta:cell-count="282" meta:object-count="0"/>
  </office:meta>
</office:document-meta>
</file>